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21pt"/>
    </style:style>
    <style:style style:name="co3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Smalltiles</text:p>
          </table:table-cell>
          <table:table-cell office:value-type="string" calcext:value-type="string">
            <text:p>100 iteraciones</text:p>
          </table:table-cell>
          <table:table-cell office:value-type="string" calcext:value-type="string">
            <text:p>lena.1024x768.bm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de ciclos insumidos totales</text:p>
          </table:table-cell>
          <table:table-cell office:value-type="float" office:value="2420241134" calcext:value-type="float">
            <text:p>2420241134</text:p>
          </table:table-cell>
          <table:table-cell office:value-type="float" office:value="2390032623" calcext:value-type="float">
            <text:p>2390032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080421" calcext:value-type="float">
            <text:p>2434080421</text:p>
          </table:table-cell>
          <table:table-cell office:value-type="float" office:value="2436709141" calcext:value-type="float">
            <text:p>2436709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544283" calcext:value-type="float">
            <text:p>2397544283</text:p>
          </table:table-cell>
          <table:table-cell office:value-type="float" office:value="2386675967" calcext:value-type="float">
            <text:p>2386675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815427" calcext:value-type="float">
            <text:p>2431815427</text:p>
          </table:table-cell>
          <table:table-cell office:value-type="float" office:value="2416156794" calcext:value-type="float">
            <text:p>2416156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394179" calcext:value-type="float">
            <text:p>2404394179</text:p>
          </table:table-cell>
          <table:table-cell office:value-type="float" office:value="2390939446" calcext:value-type="float">
            <text:p>23909394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formula="of:=AVERAGE([.C17:.C21])" office:value-type="float" office:value="2417615088.8" calcext:value-type="float">
            <text:p>2417615088.8</text:p>
          </table:table-cell>
          <table:table-cell table:formula="of:=AVERAGE([.D17:.D21])" office:value-type="float" office:value="2404102794.2" calcext:value-type="float">
            <text:p>2404102794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17:.C21])" office:value-type="float" office:value="2397544283" calcext:value-type="float">
            <text:p>2397544283</text:p>
          </table:table-cell>
          <table:table-cell table:formula="of:=MIN([.D17:.D21])" office:value-type="float" office:value="2386675967" calcext:value-type="float">
            <text:p>23866759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malltiles</text:p>
          </table:table-cell>
          <table:table-cell office:value-type="string" calcext:value-type="string">
            <text:p>200 iteraciones</text:p>
          </table:table-cell>
          <table:table-cell office:value-type="string" calcext:value-type="string">
            <text:p>lena.1024x768.bm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de ciclos insumidos totales</text:p>
          </table:table-cell>
          <table:table-cell office:value-type="float" office:value="4784909225" calcext:value-type="float">
            <text:p>4784909225</text:p>
          </table:table-cell>
          <table:table-cell office:value-type="float" office:value="4741057208" calcext:value-type="float">
            <text:p>4741057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5336565" calcext:value-type="float">
            <text:p>4835336565</text:p>
          </table:table-cell>
          <table:table-cell office:value-type="float" office:value="4796303977" calcext:value-type="float">
            <text:p>4796303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7133026" calcext:value-type="float">
            <text:p>4807133026</text:p>
          </table:table-cell>
          <table:table-cell office:value-type="float" office:value="4738726536" calcext:value-type="float">
            <text:p>4738726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4993670" calcext:value-type="float">
            <text:p>4804993670</text:p>
          </table:table-cell>
          <table:table-cell office:value-type="float" office:value="4814473951" calcext:value-type="float">
            <text:p>4814473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9258679" calcext:value-type="float">
            <text:p>4829258679</text:p>
          </table:table-cell>
          <table:table-cell office:value-type="float" office:value="4837663190" calcext:value-type="float">
            <text:p>48376631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formula="of:=AVERAGE([.C29:.C33])" office:value-type="float" office:value="4812326233" calcext:value-type="float">
            <text:p>4812326233</text:p>
          </table:table-cell>
          <table:table-cell table:formula="of:=AVERAGE([.D29:.D33])" office:value-type="float" office:value="4785644972.4" calcext:value-type="float">
            <text:p>478564497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9:.C33])" office:value-type="float" office:value="4784909225" calcext:value-type="float">
            <text:p>4784909225</text:p>
          </table:table-cell>
          <table:table-cell table:formula="of:=MIN([.D29:.D33])" office:value-type="float" office:value="4738726536" calcext:value-type="float">
            <text:p>47387265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34:56.644116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33:37.432558584</meta:creation-date>
    <dc:date>2016-10-27T13:57:13.848043514</dc:date>
    <meta:editing-duration>PT1H28M35S</meta:editing-duration>
    <meta:editing-cycles>5</meta:editing-cycles>
    <meta:generator>LibreOffice/5.1.4.2$Linux_X86_64 LibreOffice_project/10m0$Build-2</meta:generator>
    <meta:document-statistic meta:table-count="1" meta:cell-count="44" meta:object-count="0"/>
  </office:meta>
</office:document-meta>
</file>